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ad6" officeooo:paragraph-rsid="000baad6"/>
    </style:style>
    <style:style style:name="P2" style:family="paragraph" style:parent-style-name="Standard">
      <style:text-properties officeooo:rsid="000d6064" officeooo:paragraph-rsid="000d6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werpoint springboot les 2</text:p>
      <text:p text:style-name="P2"/>
      <text:p text:style-name="P1">Patchrequest</text:p>
      <text:p text:style-name="P1">objecten.</text:p>
      <text:p text:style-name="P1"/>
      <text:p text:style-name="P1">PUT en Patch REQUEST</text:p>
      <text:p text:style-name="P1">put VERVANGT HET HELE ITEM</text:p>
      <text:p text:style-name="P1">patch past alleen een gedeelte</text:p>
      <text:p text:style-name="P1"/>
      <text:p text:style-name="P1">slide 10</text:p>
      <text:p text:style-name="P1"/>
      <text:p text:style-name="P2">MVC slide 25</text:p>
      <text:p text:style-name="P2">In het model zit je inteligentie je backend</text:p>
      <text:p text:style-name="P2">View is je presentatie is je frontend</text:p>
      <text:p text:style-name="P2"/>
      <text:p text:style-name="P2"/>
      <text:p text:style-name="P1"># datasource PostgreSQl</text:p>
      <text:p text:style-name="P1">spring.datasource.platform=postgres</text:p>
      <text:p text:style-name="P1">spring.datasource.url=jdbc:postgresql://localhost:5432/springboot</text:p>
      <text:p text:style-name="P1">spring.datasource.username=springboot</text:p>
      <text:p text:style-name="P1">spring.datasource.password=springboot</text:p>
      <text:p text:style-name="P1">spring.datasource.driver-class-name=org.postgresql.Driver</text:p>
      <text:p text:style-name="P1"/>
      <text:p text:style-name="P1"># jpa</text:p>
      <text:p text:style-name="P1">spring.jpa.database=postgresql</text:p>
      <text:p text:style-name="P1">spring.jpa.show-sql=true</text:p>
      <text:p text:style-name="P1"/>
      <text:p text:style-name="P1"># generate schema dll to create tables</text:p>
      <text:p text:style-name="P1">spring.jpa.generate-ddl=true</text:p>
      <text:p text:style-name="P1">spring.jpa.hibernate.ddl-auto=create</text:p>
      <text:p text:style-name="P1">spring.datasource.initialization-mode=always</text:p>
      <text:p text:style-name="P1"/>
      <text:p text:style-name="P1"># hibernate</text:p>
      <text:p text:style-name="P1">spring.jpa.properties.hibernate.dialect=org.hibernate.dialect.PostgreSQLDialect</text:p>
      <text:p text:style-name="P1"/>
      <text:p text:style-name="P1"/>
      <text:p text:style-name="P1"/>
      <text:p text:style-name="P1"/>
      <text:p text:style-name="P1">spring-boot-starte-jpa</text:p>
      <text:p text:style-name="P1">postgresql</text:p>
      <text:p text:style-name="P1">spring-boot-starter-tes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8:12:26.924727714</meta:creation-date>
    <dc:date>2021-11-04T22:42:35.017957775</dc:date>
    <meta:editing-duration>PT4H9M47S</meta:editing-duration>
    <meta:editing-cycles>1</meta:editing-cycles>
    <meta:document-statistic meta:table-count="0" meta:image-count="0" meta:object-count="0" meta:page-count="1" meta:paragraph-count="28" meta:word-count="68" meta:character-count="829" meta:non-whitespace-character-count="789"/>
    <meta:generator>LibreOffice/6.4.7.2$Linux_X86_64 LibreOffice_project/40$Build-2</meta:generator>
  </office:meta>
</office:document-meta>
</file>